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Negra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Noto Sans4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text-properties fo:font-size="27pt" fo:language="en" fo:country="US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27pt" fo:language="en" fo:country="US" fo:hyphenate="false"/>
    </style:style>
    <style:style style:name="P4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5" style:family="paragraph">
      <style:text-properties fo:language="en" fo:country="US"/>
    </style:style>
    <style:style style:name="P6" style:family="paragraph">
      <loext:graphic-properties draw:fill-color="#ffffff"/>
      <style:text-properties fo:font-size="20pt" fo:language="en" fo:country="US" style:font-size-asian="20pt" style:font-size-complex="20pt"/>
    </style:style>
    <style:style style:name="T1" style:family="text">
      <style:text-properties fo:font-size="27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 text:style-name="P1">Spontaneous Leptogenesis using Axions with Generic Couplings in Generic Realignment, Clockwork and Multiaxion models</text:p>
          </draw:text-box>
        </draw:frame>
        <draw:frame presentation:style-name="pr2" draw:text-style-name="P2" draw:layer="layout" svg:width="25cm" svg:height="4.437cm" svg:x="1.25cm" svg:y="10.75cm" presentation:class="subtitle" presentation:user-transformed="true">
          <draw:text-box>
            <text:p text:style-name="P2">Anna-Jana Rieß</text:p>
            <text:p text:style-name="P3"><text:span text:style-name="T1">Institute for Astrophysics</text:span></text:p>
            <text:p text:style-name="P2">Institute for Theoretical Physics</text:p>
            <text:p text:style-name="P2">University of Götting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 text:style-name="P5">Agenda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What is Baryogensis?</text:p>
              </text:list-item>
              <text:list-item>
                <text:p text:style-name="P5">What is Spontaneous Baryogenesis?</text:p>
              </text:list-item>
              <text:list-item>
                <text:p text:style-name="P5">How do we compute the asymmetry?</text:p>
              </text:list-item>
              <text:list-item>
                <text:p text:style-name="P5">Model setup</text:p>
              </text:list-item>
              <text:list-item>
                <text:p text:style-name="P5">Models for the axion field</text:p>
              </text:list-item>
              <text:list-item>
                <text:p text:style-name="P5">Results!</text:p>
              </text:list-item>
              <text:list-item>
                <text:p text:style-name="P5">Conclusion and outloo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1.25cm" svg:x="1.5cm" svg:y="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Negra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Noto Sans4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1T10:45:59.417867941</meta:creation-date>
    <meta:editing-duration>PT10M55S</meta:editing-duration>
    <meta:editing-cycles>3</meta:editing-cycles>
    <meta:generator>LibreOffice/7.3.5.2$Linux_X86_64 LibreOffice_project/30$Build-2</meta:generator>
    <dc:title>Vivid</dc:title>
    <dc:date>2022-09-11T10:56:52.066986434</dc:date>
    <meta:document-statistic meta:object-count="56"/>
  </office:meta>
</office:document-meta>
</file>